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weight="bold" officeooo:rsid="00091268" officeooo:paragraph-rsid="0009126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4pt" fo:font-weight="bold" officeooo:rsid="00091268" officeooo:paragraph-rsid="0009126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2pt" fo:font-weight="bold" officeooo:rsid="00091268" officeooo:paragraph-rsid="000912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0pt" fo:font-weight="bold" officeooo:rsid="00091268" officeooo:paragraph-rsid="00091268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0pt" fo:font-weight="normal" officeooo:rsid="00091268" officeooo:paragraph-rsid="0009126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91268"/>
    </style:style>
    <style:style style:name="P7" style:family="paragraph" style:parent-style-name="Standard">
      <style:paragraph-properties fo:text-align="start" style:justify-single-word="false"/>
      <style:text-properties officeooo:paragraph-rsid="00091f44"/>
    </style:style>
    <style:style style:name="P8" style:family="paragraph" style:parent-style-name="Standard">
      <style:paragraph-properties fo:text-align="start" style:justify-single-word="false"/>
      <style:text-properties officeooo:paragraph-rsid="00092d32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091268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91268" officeooo:paragraph-rsid="00091268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91268" officeooo:paragraph-rsid="00091f44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091268" officeooo:paragraph-rsid="00092d3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091268" officeooo:paragraph-rsid="000a31f5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091f44" officeooo:paragraph-rsid="00091f4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091f44" officeooo:paragraph-rsid="00092d32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091f44" officeooo:paragraph-rsid="000a31f5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091268" officeooo:paragraph-rsid="0009126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paragraph-rsid="00091268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091268" officeooo:paragraph-rsid="0009126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091268" officeooo:paragraph-rsid="00091f4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091268" officeooo:paragraph-rsid="00092d3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91268" officeooo:paragraph-rsid="00092d3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91268" officeooo:paragraph-rsid="00091f4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91268" officeooo:paragraph-rsid="0009126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officeooo:rsid="000a31f5" officeooo:paragraph-rsid="000a31f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FreeSerif" fo:font-size="10pt" fo:font-weight="bold" officeooo:rsid="00091268" officeooo:paragraph-rsid="0009126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pt" fo:font-weight="bold" officeooo:rsid="00091268" officeooo:paragraph-rsid="00091268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fo:font-weight="bold" officeooo:rsid="000a31f5" officeooo:paragraph-rsid="00092d32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091f44" officeooo:paragraph-rsid="0009126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fo:font-weight="normal" officeooo:rsid="00091f44" officeooo:paragraph-rsid="00091f44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091f44" officeooo:paragraph-rsid="00092d3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pt" fo:font-weight="normal" officeooo:rsid="00091268" officeooo:paragraph-rsid="00092d32" style:font-size-asian="10pt" style:font-weight-asian="normal" style:font-size-complex="10pt" style:font-weight-complex="normal"/>
    </style:style>
    <style:style style:name="T1" style:family="text">
      <style:text-properties fo:font-size="10pt" fo:font-weight="normal" officeooo:rsid="00091268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091f44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092d32" style:font-size-asian="10pt" style:font-weight-asian="normal" style:font-size-complex="10pt" style:font-weight-complex="normal"/>
    </style:style>
    <style:style style:name="T4" style:family="text">
      <style:text-properties fo:font-size="10pt" fo:font-weight="bold" officeooo:rsid="00091268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1f44" style:font-weight-asian="bold" style:font-weight-complex="bold"/>
    </style:style>
    <style:style style:name="T7" style:family="text">
      <style:text-properties fo:font-weight="bold" officeooo:rsid="00092d32" style:font-weight-asian="bold" style:font-weight-complex="bold"/>
    </style:style>
    <style:style style:name="T8" style:family="text">
      <style:text-properties fo:font-weight="bold" officeooo:rsid="000a31f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1f44" style:font-weight-asian="normal" style:font-weight-complex="normal"/>
    </style:style>
    <style:style style:name="T11" style:family="text">
      <style:text-properties fo:font-weight="normal" officeooo:rsid="00091268" style:font-weight-asian="normal" style:font-weight-complex="normal"/>
    </style:style>
    <style:style style:name="T12" style:family="text">
      <style:text-properties fo:font-weight="normal" officeooo:rsid="00092d32" style:font-weight-asian="normal" style:font-weight-complex="normal"/>
    </style:style>
    <style:style style:name="T13" style:family="text">
      <style:text-properties fo:font-weight="normal" officeooo:rsid="000c73e0" style:font-weight-asian="normal" style:font-weight-complex="normal"/>
    </style:style>
    <style:style style:name="T14" style:family="text">
      <style:text-properties officeooo:rsid="00091f44"/>
    </style:style>
    <style:style style:name="T15" style:family="text">
      <style:text-properties officeooo:rsid="00092d32"/>
    </style:style>
    <style:style style:name="T16" style:family="text">
      <style:text-properties fo:font-variant="normal" fo:text-transform="none" fo:color="#333333" fo:font-size="10pt" fo:letter-spacing="normal" fo:font-weight="normal" officeooo:rsid="00092d32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333333" fo:font-size="10pt" fo:letter-spacing="normal" officeooo:rsid="00092d32" style:font-size-asian="10pt" style:font-size-complex="10pt"/>
    </style:style>
    <style:style style:name="T18" style:family="text">
      <style:text-properties fo:font-variant="normal" fo:text-transform="none" fo:color="#333333" fo:font-size="10pt" fo:letter-spacing="normal" fo:font-weight="bold" officeooo:rsid="00092d32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ZU 2. úloha</text:p>
      <text:p text:style-name="P4">Tomáš Ďuriš (xduris05)</text:p>
      <text:p text:style-name="P4">21.04.2020</text:p>
      <text:p text:style-name="P4"/>
      <text:p text:style-name="P3">Zadanie:</text:p>
      <text:p text:style-name="P5"/>
      <text:p text:style-name="P26">14.</text:p>
      <text:p text:style-name="P18">Uvažujte následujících 12 bodů v třírozměrném prostoru: </text:p>
      <text:p text:style-name="P9">[0,1,4], [-1,1,3], [-1,-1,3], [1,0,4], [4,0,0], [5,1,1], [5,-1,-1], [6,0,0], [1,4,0], [2,3,1], [0,4,2], [-1,5,1]. </text:p>
      <text:p text:style-name="P9"/>
      <text:p text:style-name="P9">Metodou K-means zařaďte všechny tyto body do tří shluků s výchozími souřadnicemi středů těchto shluků, které jsou dané jednotlivými zadáními. V každém kroku řešení uveďte aktuální přiřazení jednotlivých bodů aktuálním shlukům a výpočet nových souřadnic středů těchto shluků. Pokud vám při výpočtech středů vyjdou reálná čísla, pak je zaokrouhlujte na dvě desetinná místa. </text:p>
      <text:p text:style-name="P9"/>
      <text:p text:style-name="P17">Moje stredy zhlukov:</text:p>
      <text:p text:style-name="P9">[-3,-1,-3] ,[-1,-1,1], [1,0,-3]</text:p>
      <text:p text:style-name="P9"/>
      <text:p text:style-name="P24">Riešenie:</text:p>
      <text:p text:style-name="P17"/>
      <text:p text:style-name="P24">1. iterácia:</text:p>
      <text:p text:style-name="P19"><text:span text:style-name="T5">pôvodné stredy:</text:span> [-3,-1,-3], [-1,-1,1], [1,0,-3]</text:p>
      <text:p text:style-name="P19"/>
      <text:p text:style-name="P10"><text:span text:style-name="T5"><text:tab/>1. zhluk</text:span> (stred : [-3, -1, -3]):</text:p>
      <text:p text:style-name="P10"><text:tab/><text:tab/><text:span text:style-name="T5">body: </text:span></text:p>
      <text:p text:style-name="P10"><text:tab/><text:tab/><text:span text:style-name="T5">výpočet nového stredu:</text:span> V tejto iterácii, sme do zhluku nepridali žiaden bod, <text:span text:style-name="T5">nový stred = pôvodný stred</text:span></text:p>
      <text:p text:style-name="P13"><text:tab/><text:tab/><text:span text:style-name="T6">nový stred:</text:span><text:span text:style-name="T14"> </text:span>[-3, -1, -3] <text:span text:style-name="T10">– </text:span><text:span text:style-name="T8">nezmenil sa</text:span></text:p>
      <text:p text:style-name="P11"/>
      <text:p text:style-name="P10"><text:tab/><text:span text:style-name="T5">2. zhluk</text:span> (stred : <text:span text:style-name="T9">[-1,-1,1]):</text:span></text:p>
      <text:p text:style-name="P10"><text:span text:style-name="T9"><text:tab/><text:tab/></text:span><text:span text:style-name="T5">body:</text:span><text:span text:style-name="T9"> [0, 1, 4], [-1, 1, 3], [-1, -1, 3], [1, 0, 4], [2, 3, 1], [0, 4, 2], [-1, 5, 1]</text:span></text:p>
      <text:p text:style-name="P10"><text:span text:style-name="T9"><text:tab/><text:tab/></text:span><text:span text:style-name="T5">výpočet nového stredu:</text:span></text:p>
      <text:p text:style-name="P10"><text:span text:style-name="T9"><text:tab/><text:tab/><text:tab/>x = </text:span><text:span text:style-name="T10">(0 - 1 - 1 + 1 + 2 + 0 – 1) / 7 = </text:span><text:span text:style-name="T6">0</text:span></text:p>
      <text:p text:style-name="P10"><text:span text:style-name="T10"><text:tab/><text:tab/><text:tab/>y = (1 + 1 - 1 + 0 + 3 + 4 + 5) / 7 = </text:span><text:span text:style-name="T6">1.86</text:span></text:p>
      <text:p text:style-name="P10"><text:span text:style-name="T10"><text:tab/><text:tab/><text:tab/>z = (4 + 3 + 3 + 4 + 1 + 2 + 1) / 7 = </text:span><text:span text:style-name="T6">2.57</text:span></text:p>
      <text:p text:style-name="P10"><text:span text:style-name="T10"><text:tab/><text:tab/></text:span><text:span text:style-name="T6">nový stred:</text:span><text:span text:style-name="T10"> [0, 1.86, 2.5</text:span><text:span text:style-name="T13">7</text:span><text:span text:style-name="T10">]</text:span></text:p>
      <text:p text:style-name="P29"/>
      <text:p text:style-name="P14"><text:span text:style-name="T9"><text:tab/></text:span><text:span text:style-name="T5">3. zhluk</text:span><text:span text:style-name="T9"> (stred : </text:span><text:span text:style-name="T11">[1,0,-3]</text:span><text:span text:style-name="T9">)</text:span></text:p>
      <text:p text:style-name="P14"><text:span text:style-name="T9"><text:tab/><text:tab/></text:span><text:span text:style-name="T5">body:</text:span><text:span text:style-name="T9"> [4, 0, 0], [5, 1, 1], [5, -1, -1], [6, 0, 0], [1, 4, 0]</text:span></text:p>
      <text:p text:style-name="P11"><text:span text:style-name="T9"><text:tab/><text:tab/></text:span><text:span text:style-name="T6">výpočet nového stredu:</text:span></text:p>
      <text:p text:style-name="P11"><text:span text:style-name="T10"><text:tab/></text:span><text:span text:style-name="T9"><text:tab/><text:tab/>x = </text:span><text:span text:style-name="T10">(4 + 5 + 5 + 6 + 1) / 5 = </text:span><text:span text:style-name="T6">4.2</text:span></text:p>
      <text:p text:style-name="P11"><text:span text:style-name="T10"><text:tab/><text:tab/><text:tab/>y = (0 + 1 - 1 + 0 + 4) / 5 = </text:span><text:span text:style-name="T6">0.8</text:span></text:p>
      <text:p text:style-name="P11"><text:span text:style-name="T10"><text:tab/><text:tab/><text:tab/>z = (0 + 1 - 1 + 0 + 0) / 5 = </text:span><text:span text:style-name="T6">0</text:span></text:p>
      <text:p text:style-name="P11"><text:span text:style-name="T10"><text:tab/><text:tab/></text:span><text:span text:style-name="T6">nový stred:</text:span><text:span text:style-name="T10"> [4.2, 0.8, 0] </text:span></text:p>
      <text:p text:style-name="P30"/>
      <text:p text:style-name="P23"><text:span text:style-name="T14">2</text:span>. iterácia:</text:p>
      <text:p text:style-name="P20"><text:span text:style-name="T5">pôvodné stredy:</text:span> [-3,-1,-3], [<text:span text:style-name="T14">0, 1.86, 2.57</text:span>], [<text:span text:style-name="T14">4.2</text:span>, 0.<text:span text:style-name="T14">8</text:span>, <text:span text:style-name="T14">0</text:span>]</text:p>
      <text:p text:style-name="P20"/>
      <text:p text:style-name="P11"><text:span text:style-name="T5"><text:tab/>1. zhluk</text:span> (stred : [-3, -1, -3]):</text:p>
      <text:p text:style-name="P11"><text:tab/><text:tab/><text:span text:style-name="T5">body: </text:span></text:p>
      <text:p text:style-name="P11"><text:tab/><text:tab/><text:span text:style-name="T5">výpočet nového stredu:</text:span> V tejto iterácii, sme do zhluku nepridali žiaden bod, nový stred = pôvodný stred</text:p>
      <text:p text:style-name="P11"><text:tab/><text:tab/><text:span text:style-name="T6">nový stred:</text:span><text:span text:style-name="T14"> </text:span>[-3, -1, -3] – <text:span text:style-name="T8">nezmenil sa</text:span></text:p>
      <text:p text:style-name="P11"/>
      <text:p text:style-name="P11"><text:tab/><text:span text:style-name="T5">2. zhluk</text:span> (stred : <text:span text:style-name="T9">[</text:span><text:span text:style-name="T12">0</text:span><text:span text:style-name="T9">, </text:span><text:span text:style-name="T12">1.86</text:span><text:span text:style-name="T9">, </text:span><text:span text:style-name="T12">2.57</text:span><text:span text:style-name="T9">]):</text:span></text:p>
      <text:p text:style-name="P11"><text:span text:style-name="T9"><text:tab/><text:tab/></text:span><text:span text:style-name="T5">body:</text:span><text:span text:style-name="T9"> [0, 1, 4], [-1, 1, 3], [-1, -1, 3], [1, 0, 4], [1, 4, 0], [2, 3, 1], [0, 4, 2], [-1, 5, 1]</text:span></text:p>
      <text:p text:style-name="P21"><text:tab/><text:tab/></text:p>
      <text:p text:style-name="P21"><text:soft-page-break/></text:p>
      <text:p text:style-name="P8"><text:span text:style-name="T1"><text:tab/><text:tab/></text:span><text:span text:style-name="T4">výpočet nového stredu:</text:span></text:p>
      <text:p text:style-name="P8"><text:span text:style-name="T1"><text:tab/><text:tab/><text:tab/>x = </text:span><text:span text:style-name="T2">(0 - 1 - 1 + 1 + </text:span><text:span text:style-name="T3">1</text:span><text:span text:style-name="T2"> + </text:span><text:span text:style-name="T3">2</text:span><text:span text:style-name="T2"> </text:span><text:span text:style-name="T3">+ 0 – 1</text:span><text:span text:style-name="T2">) / </text:span><text:span text:style-name="T3">8 </text:span><text:span text:style-name="T2">= </text:span><text:span text:style-name="T3">0.125 </text:span><text:span text:style-name="Strong_20_Emphasis"><text:span text:style-name="T17">≐ </text:span></text:span><text:span text:style-name="Strong_20_Emphasis"><text:span text:style-name="T18">0.13</text:span></text:span></text:p>
      <text:p text:style-name="P7"><text:span text:style-name="T2"><text:tab/><text:tab/><text:tab/>y = (1 + 1 - 1 + 0 + </text:span><text:span text:style-name="T3">4 +</text:span><text:span text:style-name="T2"> 3 + 4 + 5) / </text:span><text:span text:style-name="T3">8</text:span><text:span text:style-name="T2"> = </text:span><text:span text:style-name="T3">2.125 </text:span><text:span text:style-name="Strong_20_Emphasis"><text:span text:style-name="T17">≐</text:span></text:span><text:span text:style-name="Strong_20_Emphasis"><text:span text:style-name="T16"> </text:span></text:span><text:span text:style-name="Strong_20_Emphasis"><text:span text:style-name="T18">2.13</text:span></text:span></text:p>
      <text:p text:style-name="P11"><text:span text:style-name="T10"><text:tab/><text:tab/><text:tab/>z = (4 + 3 + 3 + 4 + </text:span><text:span text:style-name="T12">0 +</text:span><text:span text:style-name="T10"> 1 + 2 + 1) / </text:span><text:span text:style-name="T12">8</text:span><text:span text:style-name="T10"> = </text:span><text:span text:style-name="T7">2.25</text:span><text:span text:style-name="T6"> </text:span></text:p>
      <text:p text:style-name="P11"><text:span text:style-name="T10"><text:tab/><text:tab/></text:span><text:span text:style-name="T6">nový stred:</text:span><text:span text:style-name="T10"> [0.</text:span><text:span text:style-name="T12">13</text:span><text:span text:style-name="T10">, </text:span><text:span text:style-name="T12">2.13</text:span><text:span text:style-name="T10"> , 2.</text:span><text:span text:style-name="T12">25</text:span><text:span text:style-name="T10">]</text:span></text:p>
      <text:p text:style-name="P30"/>
      <text:p text:style-name="P15"><text:span text:style-name="T9"><text:tab/></text:span><text:span text:style-name="T5">3. zhluk</text:span><text:span text:style-name="T9"> (stred : </text:span><text:span text:style-name="T11">[</text:span><text:span text:style-name="T9">4.2</text:span><text:span text:style-name="T11">, 0.</text:span><text:span text:style-name="T9">8</text:span><text:span text:style-name="T11">, </text:span><text:span text:style-name="T9">0</text:span><text:span text:style-name="T11">]</text:span><text:span text:style-name="T9">)</text:span></text:p>
      <text:p text:style-name="P14"><text:span text:style-name="T9"><text:tab/><text:tab/></text:span><text:span text:style-name="T5">body:</text:span><text:span text:style-name="T9"> [4, 0, 0], [5, 1, 1], [5, -1, -1], [6, 0, 0]</text:span></text:p>
      <text:p text:style-name="P11"><text:span text:style-name="T9"><text:tab/><text:tab/></text:span><text:span text:style-name="T6">výpočet nového stredu:</text:span></text:p>
      <text:p text:style-name="P11"><text:span text:style-name="T10"><text:tab/></text:span><text:span text:style-name="T9"><text:tab/><text:tab/>x = </text:span><text:span text:style-name="T10">(4 + 5 + 5 + 6 ) / </text:span><text:span text:style-name="T12">4</text:span><text:span text:style-name="T10"> = </text:span><text:span text:style-name="T7">5</text:span></text:p>
      <text:p text:style-name="P11"><text:span text:style-name="T10"><text:tab/><text:tab/><text:tab/>y = (0 + 1 - 1 + 0 ) / </text:span><text:span text:style-name="T12">4 </text:span><text:span text:style-name="T10">= </text:span><text:span text:style-name="T7">0</text:span></text:p>
      <text:p text:style-name="P11"><text:span text:style-name="T10"><text:tab/><text:tab/><text:tab/>z = (0 + 1 - 1 + 0 </text:span><text:span text:style-name="T12">)</text:span><text:span text:style-name="T10"> / </text:span><text:span text:style-name="T12">4</text:span><text:span text:style-name="T10"> = </text:span><text:span text:style-name="T6">0</text:span></text:p>
      <text:p text:style-name="P11"><text:span text:style-name="T10"><text:tab/><text:tab/></text:span><text:span text:style-name="T6">nový stred:</text:span><text:span text:style-name="T10"> [</text:span><text:span text:style-name="T12">5</text:span><text:span text:style-name="T10">, 0, 0]</text:span></text:p>
      <text:p text:style-name="P22"><text:span text:style-name="T15">3</text:span>. iterácia:</text:p>
      <text:p text:style-name="P21"><text:span text:style-name="T5">pôvodné stredy:</text:span> [-3,-1,-3], [0.13, 2.13, 2.25], [5, 0, 0]</text:p>
      <text:p text:style-name="P21"/>
      <text:p text:style-name="P12"><text:span text:style-name="T5"><text:tab/>1. zhluk</text:span> (stred : [-3, -1, -3]):</text:p>
      <text:p text:style-name="P12"><text:tab/><text:tab/><text:span text:style-name="T5">body: </text:span></text:p>
      <text:p text:style-name="P12"><text:tab/><text:tab/><text:span text:style-name="T5">výpočet nového stredu:</text:span> V tejto iterácii, sme do zhluku nepridali žiaden bod, nový stred = pôvodný stred</text:p>
      <text:p text:style-name="P12"><text:tab/><text:tab/><text:span text:style-name="T6">nový stred:</text:span><text:span text:style-name="T14"> </text:span>[-3, -1, -3] - <text:s/><text:span text:style-name="T8">nezmenil sa</text:span></text:p>
      <text:p text:style-name="P12"/>
      <text:p text:style-name="P13"><text:tab/><text:span text:style-name="T5">2. zhluk</text:span> (stred : <text:span text:style-name="T9">[0.13, 2.13, 2.25]):</text:span></text:p>
      <text:p text:style-name="P12"><text:span text:style-name="T9"><text:tab/><text:tab/></text:span><text:span text:style-name="T5">body:</text:span><text:span text:style-name="T9"> [0, 1, 4], [-1, 1, 3], [-1, -1, 3], [1, 0, 4], [1, 4, 0], [2, 3, 1], [0, 4, 2], [-1, 5, 1]</text:span></text:p>
      <text:p text:style-name="P8"><text:span text:style-name="T1"><text:tab/><text:tab/></text:span><text:span text:style-name="T4">výpočet nového stredu:</text:span></text:p>
      <text:p text:style-name="P8"><text:span text:style-name="T1"><text:tab/><text:tab/><text:tab/>x = </text:span><text:span text:style-name="T2">(0 - 1 - 1 + 1 + </text:span><text:span text:style-name="T3">1</text:span><text:span text:style-name="T2"> + </text:span><text:span text:style-name="T3">2</text:span><text:span text:style-name="T2"> </text:span><text:span text:style-name="T3">+ 0 – 1</text:span><text:span text:style-name="T2">) / </text:span><text:span text:style-name="T3">8 </text:span><text:span text:style-name="T2">= </text:span><text:span text:style-name="T3">0.125 </text:span><text:span text:style-name="Strong_20_Emphasis"><text:span text:style-name="T17">≐ </text:span></text:span><text:span text:style-name="Strong_20_Emphasis"><text:span text:style-name="T18">0.13</text:span></text:span></text:p>
      <text:p text:style-name="P8"><text:span text:style-name="T2"><text:tab/><text:tab/><text:tab/>y = (1 + 1 - 1 + 0 + </text:span><text:span text:style-name="T3">4 +</text:span><text:span text:style-name="T2"> 3 + 4 + 5) / </text:span><text:span text:style-name="T3">8</text:span><text:span text:style-name="T2"> = </text:span><text:span text:style-name="T3">2.125 </text:span><text:span text:style-name="Strong_20_Emphasis"><text:span text:style-name="T17">≐</text:span></text:span><text:span text:style-name="Strong_20_Emphasis"><text:span text:style-name="T16"> </text:span></text:span><text:span text:style-name="Strong_20_Emphasis"><text:span text:style-name="T18">2.13</text:span></text:span></text:p>
      <text:p text:style-name="P12"><text:span text:style-name="T10"><text:tab/><text:tab/><text:tab/>z = (4 + 3 + 3 + 4 + </text:span><text:span text:style-name="T12">0 +</text:span><text:span text:style-name="T10"> 1 + 2 + 1) / </text:span><text:span text:style-name="T12">8</text:span><text:span text:style-name="T10"> = </text:span><text:span text:style-name="T7">2.25</text:span><text:span text:style-name="T6"> </text:span></text:p>
      <text:p text:style-name="P12"><text:span text:style-name="T10"><text:tab/><text:tab/></text:span><text:span text:style-name="T6">nový stred:</text:span><text:span text:style-name="T10"> [0.</text:span><text:span text:style-name="T12">13</text:span><text:span text:style-name="T10">, </text:span><text:span text:style-name="T12">2.13</text:span><text:span text:style-name="T10"> , 2.</text:span><text:span text:style-name="T12">25</text:span><text:span text:style-name="T10">] – </text:span><text:span text:style-name="T8">nezmenil sa</text:span></text:p>
      <text:p text:style-name="P31"/>
      <text:p text:style-name="P16"><text:span text:style-name="T9"><text:tab/></text:span><text:span text:style-name="T5">3. zhluk</text:span><text:span text:style-name="T9"> (stred : </text:span><text:span text:style-name="T11">[5, 0, 0]</text:span><text:span text:style-name="T9">)</text:span></text:p>
      <text:p text:style-name="P15"><text:span text:style-name="T9"><text:tab/><text:tab/></text:span><text:span text:style-name="T5">body:</text:span><text:span text:style-name="T9"> [4, 0, 0], [5, 1, 1], [5, -1, -1], [6, 0, 0]</text:span></text:p>
      <text:p text:style-name="P12"><text:span text:style-name="T9"><text:tab/><text:tab/></text:span><text:span text:style-name="T6">výpočet nového stredu:</text:span></text:p>
      <text:p text:style-name="P12"><text:span text:style-name="T10"><text:tab/></text:span><text:span text:style-name="T9"><text:tab/><text:tab/>x = </text:span><text:span text:style-name="T10">(4 + 5 + 5 + 6 ) / </text:span><text:span text:style-name="T12">4</text:span><text:span text:style-name="T10"> = </text:span><text:span text:style-name="T7">5</text:span></text:p>
      <text:p text:style-name="P12"><text:span text:style-name="T10"><text:tab/><text:tab/><text:tab/>y = (0 + 1 - 1 + 0 ) / </text:span><text:span text:style-name="T12">4 </text:span><text:span text:style-name="T10">= </text:span><text:span text:style-name="T7">0</text:span></text:p>
      <text:p text:style-name="P12"><text:span text:style-name="T10"><text:tab/><text:tab/><text:tab/>z = (0 + 1 - 1 + 0 </text:span><text:span text:style-name="T12">)</text:span><text:span text:style-name="T10"> / </text:span><text:span text:style-name="T12">4</text:span><text:span text:style-name="T10"> = </text:span><text:span text:style-name="T6">0</text:span></text:p>
      <text:p text:style-name="P12"><text:span text:style-name="T10"><text:tab/><text:tab/></text:span><text:span text:style-name="T6">nový stred:</text:span><text:span text:style-name="T10"> [</text:span><text:span text:style-name="T12">5</text:span><text:span text:style-name="T10">, 0, 0] – </text:span><text:span text:style-name="T8">nezmenil sa</text:span></text:p>
      <text:p text:style-name="P28"/>
      <text:p text:style-name="P25"><text:span text:style-name="T8">N</text:span><text:span text:style-name="T5">ezmenil sa obsah zhlukov, a ani stredy zhlukov =&gt; máme výsledok a nepokračujeme ďalej</text:span></text:p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5:38:40.008982157</meta:creation-date>
    <dc:date>2020-04-24T13:05:09.869931884</dc:date>
    <meta:editing-duration>PT1M10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73" meta:word-count="751" meta:character-count="3240" meta:non-whitespace-character-count="2425"/>
  </office:meta>
</office:document-meta>
</file>